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1420" officeooo:paragraph-rsid="00171420"/>
    </style:style>
    <style:style style:name="T1" style:family="text">
      <style:text-properties officeooo:rsid="0017ee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</text:span>roduit</text:p>
      <text:p text:style-name="P1"><text:span text:style-name="T1">f</text:span>ournis</text:p>
      <text:p text:style-name="P1"><text:span text:style-name="T1">v</text:span>ente</text:p>
      <text:p text:style-name="P1">entcom</text:p>
      <text:p text:style-name="P1">ligcom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10:03:25.876973937</meta:creation-date>
    <dc:date>2023-02-09T13:28:53.261040015</dc:date>
    <meta:editing-duration>PT1M2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5" meta:word-count="5" meta:character-count="31" meta:non-whitespace-character-count="31"/>
  </office:meta>
</office:document-meta>
</file>